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8362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1.7902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0.2709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398in"/>
    </style:style>
    <style:style style:name="co15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4" style:family="table-cell" style:parent-style-name="Default" style:data-style-name="N3"/>
    <style:style style:name="ce5" style:family="table-cell" style:parent-style-name="Default" style:data-style-name="N4"/>
    <style:style style:name="ce2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DRAM_0307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2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8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des</text:p>
          </table:table-cell>
          <table:table-cell table:style-name="ce4" office:value-type="float" office:value="6000000" calcext:value-type="float">
            <text:p>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dges </text:p>
          </table:table-cell>
          <table:table-cell table:style-name="ce4" office:value-type="float" office:value="16000000" calcext:value-type="float">
            <text:p>16,000,000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6"/>
          <table:table-cell table:style-name="Default" office:value-type="string" calcext:value-type="string">
            <text:p>8*50000*nod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office:value-type="string" calcext:value-type="string">
            <text:p>Measured time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Pred.it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It speed</text:p>
          </table:table-cell>
          <table:table-cell office:value-type="string" calcext:value-type="string">
            <text:p>Pred.A.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Ana. Spee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5" office:value-type="float" office:value="2398.785153" calcext:value-type="float">
            <text:p>2,398.79</text:p>
          </table:table-cell>
          <table:table-cell table:style-name="ce5"/>
          <table:table-cell table:style-name="ce5" office:value-type="float" office:value="1984.98046" calcext:value-type="float">
            <text:p>1,984.98</text:p>
          </table:table-cell>
          <table:table-cell table:style-name="ce5" table:formula="of:=(9*6000000+6*16000000)*50000*8*0.000001/[.E13]" office:value-type="float" office:value="30226.9978012781" calcext:value-type="float">
            <text:p>30,227.00</text:p>
          </table:table-cell>
          <table:table-cell table:style-name="ce5" table:formula="of:=6000000*50000*8*0.000001/[.C31]" office:value-type="float" office:value="196.936004004365" calcext:value-type="float">
            <text:p>196.94</text:p>
          </table:table-cell>
          <table:table-cell table:style-name="ce5" office:value-type="float" office:value="413.804693" calcext:value-type="float">
            <text:p>413.80</text:p>
          </table:table-cell>
          <table:table-cell table:style-name="ce1" table:formula="of:=[.C2]*50000*8*0.000001/[.H13]" office:value-type="float" office:value="5799.83755766637" calcext:value-type="float">
            <text:p>5799.8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5" office:value-type="float" office:value="1221.711676" calcext:value-type="float">
            <text:p>1,221.71</text:p>
          </table:table-cell>
          <table:table-cell table:style-name="ce5"/>
          <table:table-cell table:style-name="ce5" office:value-type="float" office:value="1011.430715" calcext:value-type="float">
            <text:p>1,011.43</text:p>
          </table:table-cell>
          <table:table-cell table:style-name="ce5" table:formula="of:=(9*6000000+6*16000000)*50000*8*0.000001/[.E14]" office:value-type="float" office:value="59321.9081744022" calcext:value-type="float">
            <text:p>59,321.91</text:p>
          </table:table-cell>
          <table:table-cell table:style-name="ce5" table:formula="of:=6000000*50000*8*0.000001/[.C32]" office:value-type="float" office:value="99.8680908966074" calcext:value-type="float">
            <text:p>99.87</text:p>
          </table:table-cell>
          <table:table-cell table:style-name="ce5" office:value-type="float" office:value="210.280961" calcext:value-type="float">
            <text:p>210.28</text:p>
          </table:table-cell>
          <table:table-cell table:style-name="ce1" table:formula="of:=[.C2]*50000*8*0.000001/[.H14]" office:value-type="float" office:value="11413.3014638448" calcext:value-type="float">
            <text:p>11413.30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5" office:value-type="float" office:value="837.093632" calcext:value-type="float">
            <text:p>837.09</text:p>
          </table:table-cell>
          <table:table-cell table:style-name="ce5"/>
          <table:table-cell table:style-name="ce5" office:value-type="float" office:value="693.71423" calcext:value-type="float">
            <text:p>693.71</text:p>
          </table:table-cell>
          <table:table-cell table:style-name="ce5" table:formula="of:=(9*6000000+6*16000000)*50000*8*0.000001/[.E15]" office:value-type="float" office:value="86490.9459908297" calcext:value-type="float">
            <text:p>86,490.95</text:p>
          </table:table-cell>
          <table:table-cell table:style-name="ce5" table:formula="of:=6000000*50000*8*0.000001/[.C33]" office:value-type="float" office:value="65.3100321651908" calcext:value-type="float">
            <text:p>65.31</text:p>
          </table:table-cell>
          <table:table-cell table:style-name="ce5" office:value-type="float" office:value="143.379402" calcext:value-type="float">
            <text:p>143.38</text:p>
          </table:table-cell>
          <table:table-cell table:style-name="ce1" table:formula="of:=[.C2]*50000*8*0.000001/[.H15]" office:value-type="float" office:value="16738.806038541" calcext:value-type="float">
            <text:p>16738.81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5" office:value-type="float" office:value="644.40917" calcext:value-type="float">
            <text:p>644.41</text:p>
          </table:table-cell>
          <table:table-cell table:style-name="ce5"/>
          <table:table-cell table:style-name="ce5" office:value-type="float" office:value="534.894031" calcext:value-type="float">
            <text:p>534.89</text:p>
          </table:table-cell>
          <table:table-cell table:style-name="ce5" table:formula="of:=(9*6000000+6*16000000)*50000*8*0.000001/[.E16]" office:value-type="float" office:value="112171.750893964" calcext:value-type="float">
            <text:p>112,171.75</text:p>
          </table:table-cell>
          <table:table-cell table:style-name="ce5" table:formula="of:=6000000*50000*8*0.000001/[.C34]" office:value-type="float" office:value="49.5741784629113" calcext:value-type="float">
            <text:p>49.57</text:p>
          </table:table-cell>
          <table:table-cell table:style-name="ce5" office:value-type="float" office:value="109.515139" calcext:value-type="float">
            <text:p>109.52</text:p>
          </table:table-cell>
          <table:table-cell table:style-name="ce1" table:formula="of:=[.C2]*50000*8*0.000001/[.H16]" office:value-type="float" office:value="21914.7783759832" calcext:value-type="float">
            <text:p>21914.78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5" office:value-type="float" office:value="529.724306" calcext:value-type="float">
            <text:p>529.72</text:p>
          </table:table-cell>
          <table:table-cell table:style-name="ce5"/>
          <table:table-cell table:style-name="ce5" office:value-type="float" office:value="440.854558" calcext:value-type="float">
            <text:p>440.85</text:p>
          </table:table-cell>
          <table:table-cell table:style-name="ce5" table:formula="of:=(9*6000000+6*16000000)*50000*8*0.000001/[.E17]" office:value-type="float" office:value="136099.307382005" calcext:value-type="float">
            <text:p>136,099.31</text:p>
          </table:table-cell>
          <table:table-cell table:style-name="ce5" table:formula="of:=6000000*50000*8*0.000001/[.C35]" office:value-type="float" office:value="44.4460082854767" calcext:value-type="float">
            <text:p>44.45</text:p>
          </table:table-cell>
          <table:table-cell table:style-name="ce5" office:value-type="float" office:value="88.869748" calcext:value-type="float">
            <text:p>88.87</text:p>
          </table:table-cell>
          <table:table-cell table:style-name="ce1" table:formula="of:=[.C2]*50000*8*0.000001/[.H17]" office:value-type="float" office:value="27005.815297237" calcext:value-type="float">
            <text:p>27005.8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5" office:value-type="float" office:value="454.225729" calcext:value-type="float">
            <text:p>454.23</text:p>
          </table:table-cell>
          <table:table-cell table:style-name="ce5"/>
          <table:table-cell table:style-name="ce5" office:value-type="float" office:value="379.037784" calcext:value-type="float">
            <text:p>379.04</text:p>
          </table:table-cell>
          <table:table-cell table:style-name="ce5" table:formula="of:=(9*6000000+6*16000000)*50000*8*0.000001/[.E18]" office:value-type="float" office:value="158295.564539286" calcext:value-type="float">
            <text:p>158,295.56</text:p>
          </table:table-cell>
          <table:table-cell table:style-name="ce5" table:formula="of:=6000000*50000*8*0.000001/[.C36]" office:value-type="float" office:value="42.1710351759147" calcext:value-type="float">
            <text:p>42.17</text:p>
          </table:table-cell>
          <table:table-cell table:style-name="ce5" office:value-type="float" office:value="75.187945" calcext:value-type="float">
            <text:p>75.19</text:p>
          </table:table-cell>
          <table:table-cell table:style-name="ce1" table:formula="of:=[.C2]*50000*8*0.000001/[.H18]" office:value-type="float" office:value="31920.0105814835" calcext:value-type="float">
            <text:p>31920.0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5" office:value-type="float" office:value="409.536387" calcext:value-type="float">
            <text:p>409.54</text:p>
          </table:table-cell>
          <table:table-cell table:style-name="ce5"/>
          <table:table-cell table:style-name="ce5" office:value-type="float" office:value="344.161957" calcext:value-type="float">
            <text:p>344.16</text:p>
          </table:table-cell>
          <table:table-cell table:style-name="ce5" table:formula="of:=(9*6000000+6*16000000)*50000*8*0.000001/[.E19]" office:value-type="float" office:value="174336.526102448" calcext:value-type="float">
            <text:p>174,336.53</text:p>
          </table:table-cell>
          <table:table-cell table:style-name="ce5" table:formula="of:=6000000*50000*8*0.000001/[.C37]" office:value-type="float" office:value="40.1568123522355" calcext:value-type="float">
            <text:p>40.16</text:p>
          </table:table-cell>
          <table:table-cell table:style-name="ce5" office:value-type="float" office:value="65.37443" calcext:value-type="float">
            <text:p>65.37</text:p>
          </table:table-cell>
          <table:table-cell table:style-name="ce1" table:formula="of:=[.C2]*50000*8*0.000001/[.H19]" office:value-type="float" office:value="36711.601156599" calcext:value-type="float">
            <text:p>36711.6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5" office:value-type="float" office:value="376.722313" calcext:value-type="float">
            <text:p>376.72</text:p>
          </table:table-cell>
          <table:table-cell table:style-name="ce5"/>
          <table:table-cell table:style-name="ce5" office:value-type="float" office:value="318.83859" calcext:value-type="float">
            <text:p>318.84</text:p>
          </table:table-cell>
          <table:table-cell table:style-name="ce5" table:formula="of:=(9*6000000+6*16000000)*50000*8*0.000001/[.E20]" office:value-type="float" office:value="188182.992529229" calcext:value-type="float">
            <text:p>188,182.99</text:p>
          </table:table-cell>
          <table:table-cell table:style-name="ce5" table:formula="of:=6000000*50000*8*0.000001/[.C38]" office:value-type="float" office:value="37.6539103585907" calcext:value-type="float">
            <text:p>37.65</text:p>
          </table:table-cell>
          <table:table-cell table:style-name="ce5" office:value-type="float" office:value="57.883723" calcext:value-type="float">
            <text:p>57.88</text:p>
          </table:table-cell>
          <table:table-cell table:style-name="ce1" table:formula="of:=[.C2]*50000*8*0.000001/[.H20]" office:value-type="float" office:value="41462.43323015" calcext:value-type="float">
            <text:p>41462.4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5" office:value-type="float" office:value="351.988359" calcext:value-type="float">
            <text:p>351.99</text:p>
          </table:table-cell>
          <table:table-cell table:style-name="ce5"/>
          <table:table-cell table:style-name="ce5" office:value-type="float" office:value="299.83759" calcext:value-type="float">
            <text:p>299.84</text:p>
          </table:table-cell>
          <table:table-cell table:style-name="ce5" table:formula="of:=(9*6000000+6*16000000)*50000*8*0.000001/[.E21]" office:value-type="float" office:value="200108.331980657" calcext:value-type="float">
            <text:p>200,108.33</text:p>
          </table:table-cell>
          <table:table-cell table:style-name="ce5" table:formula="of:=6000000*50000*8*0.000001/[.C39]" office:value-type="float" office:value="35.8860259814828" calcext:value-type="float">
            <text:p>35.89</text:p>
          </table:table-cell>
          <table:table-cell table:style-name="ce5" office:value-type="float" office:value="52.150769" calcext:value-type="float">
            <text:p>52.15</text:p>
          </table:table-cell>
          <table:table-cell table:style-name="ce1" table:formula="of:=[.C2]*50000*8*0.000001/[.H21]" office:value-type="float" office:value="46020.4143873698" calcext:value-type="float">
            <text:p>46020.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5" office:value-type="float" office:value="332.089265" calcext:value-type="float">
            <text:p>332.09</text:p>
          </table:table-cell>
          <table:table-cell table:style-name="ce5"/>
          <table:table-cell table:style-name="ce5" office:value-type="float" office:value="284.570952" calcext:value-type="float">
            <text:p>284.57</text:p>
          </table:table-cell>
          <table:table-cell table:style-name="ce5" table:formula="of:=(9*6000000+6*16000000)*50000*8*0.000001/[.E22]" office:value-type="float" office:value="210843.726593711" calcext:value-type="float">
            <text:p>210,843.73</text:p>
          </table:table-cell>
          <table:table-cell table:style-name="ce5" table:formula="of:=6000000*50000*8*0.000001/[.C40]" office:value-type="float" office:value="34.1639442273611" calcext:value-type="float">
            <text:p>34.16</text:p>
          </table:table-cell>
          <table:table-cell table:style-name="ce5" office:value-type="float" office:value="47.518313" calcext:value-type="float">
            <text:p>47.52</text:p>
          </table:table-cell>
          <table:table-cell table:style-name="ce1" table:formula="of:=[.C2]*50000*8*0.000001/[.H22]" office:value-type="float" office:value="50506.8435405104" calcext:value-type="float">
            <text:p>50506.8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5" office:value-type="float" office:value="315.159749" calcext:value-type="float">
            <text:p>315.16</text:p>
          </table:table-cell>
          <table:table-cell table:style-name="ce5"/>
          <table:table-cell table:style-name="ce5" office:value-type="float" office:value="271.272235" calcext:value-type="float">
            <text:p>271.27</text:p>
          </table:table-cell>
          <table:table-cell table:style-name="ce5" table:formula="of:=(9*6000000+6*16000000)*50000*8*0.000001/[.E23]" office:value-type="float" office:value="221180.026035469" calcext:value-type="float">
            <text:p>221,180.03</text:p>
          </table:table-cell>
          <table:table-cell table:style-name="ce5" table:formula="of:=6000000*50000*8*0.000001/[.C41]" office:value-type="float" office:value="34.0809849404648" calcext:value-type="float">
            <text:p>34.08</text:p>
          </table:table-cell>
          <table:table-cell table:style-name="ce5" office:value-type="float" office:value="43.887514" calcext:value-type="float">
            <text:p>43.89</text:p>
          </table:table-cell>
          <table:table-cell table:style-name="ce1" table:formula="of:=[.C2]*50000*8*0.000001/[.H23]" office:value-type="float" office:value="54685.257406013" calcext:value-type="float">
            <text:p>54685.2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5" office:value-type="float" office:value="303.599977" calcext:value-type="float">
            <text:p>303.60</text:p>
          </table:table-cell>
          <table:table-cell table:style-name="ce5"/>
          <table:table-cell table:style-name="ce5" office:value-type="float" office:value="262.776434" calcext:value-type="float">
            <text:p>262.78</text:p>
          </table:table-cell>
          <table:table-cell table:style-name="ce5" table:formula="of:=(9*6000000+6*16000000)*50000*8*0.000001/[.E24]" office:value-type="float" office:value="228330.977350884" calcext:value-type="float">
            <text:p>228,330.98</text:p>
          </table:table-cell>
          <table:table-cell table:style-name="ce5" table:formula="of:=6000000*50000*8*0.000001/[.C42]" office:value-type="float" office:value="33.1120345689641" calcext:value-type="float">
            <text:p>33.11</text:p>
          </table:table-cell>
          <table:table-cell table:style-name="ce5" office:value-type="float" office:value="40.823543" calcext:value-type="float">
            <text:p>40.82</text:p>
          </table:table-cell>
          <table:table-cell table:style-name="ce1" table:formula="of:=[.C2]*50000*8*0.000001/[.H24]" office:value-type="float" office:value="58789.6057919324" calcext:value-type="float">
            <text:p>58789.61</text:p>
          </table:table-cell>
          <table:table-cell/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5" office:value-type="float" office:value="294.531005" calcext:value-type="float">
            <text:p>294.53</text:p>
          </table:table-cell>
          <table:table-cell table:style-name="ce5"/>
          <table:table-cell table:style-name="ce5" office:value-type="float" office:value="256.382361" calcext:value-type="float">
            <text:p>256.38</text:p>
          </table:table-cell>
          <table:table-cell table:style-name="ce5" table:formula="of:=(9*6000000+6*16000000)*50000*8*0.000001/[.E25]" office:value-type="float" office:value="234025.46012126" calcext:value-type="float">
            <text:p>234,025.46</text:p>
          </table:table-cell>
          <table:table-cell table:style-name="ce5" table:formula="of:=6000000*50000*8*0.000001/[.C43]" office:value-type="float" office:value="32.852455515722" calcext:value-type="float">
            <text:p>32.85</text:p>
          </table:table-cell>
          <table:table-cell table:style-name="ce5" office:value-type="float" office:value="38.148644" calcext:value-type="float">
            <text:p>38.15</text:p>
          </table:table-cell>
          <table:table-cell table:style-name="ce1" table:formula="of:=[.C2]*50000*8*0.000001/[.H25]" office:value-type="float" office:value="62911.803627935" calcext:value-type="float">
            <text:p>62911.80</text:p>
          </table:table-cell>
          <table:table-cell/>
          <table:table-cell office:value-type="string" calcext:value-type="string">
            <text:p>etter wh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5" office:value-type="float" office:value="289.527855" calcext:value-type="float">
            <text:p>289.53</text:p>
          </table:table-cell>
          <table:table-cell table:style-name="ce5"/>
          <table:table-cell table:style-name="ce5" office:value-type="float" office:value="253.66575" calcext:value-type="float">
            <text:p>253.67</text:p>
          </table:table-cell>
          <table:table-cell table:style-name="ce5" table:formula="of:=(9*6000000+6*16000000)*50000*8*0.000001/[.E26]" office:value-type="float" office:value="236531.735167243" calcext:value-type="float">
            <text:p>236,531.74</text:p>
          </table:table-cell>
          <table:table-cell table:style-name="ce5" table:formula="of:=6000000*50000*8*0.000001/[.C44]" office:value-type="float" office:value="32.8969912960044" calcext:value-type="float">
            <text:p>32.90</text:p>
          </table:table-cell>
          <table:table-cell table:style-name="ce5" office:value-type="float" office:value="35.862105" calcext:value-type="float">
            <text:p>35.86</text:p>
          </table:table-cell>
          <table:table-cell table:style-name="ce1" table:formula="of:=[.C2]*50000*8*0.000001/[.H26]" office:value-type="float" office:value="66923.009678322" calcext:value-type="float">
            <text:p>66923.0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5" office:value-type="float" office:value="286.203074" calcext:value-type="float">
            <text:p>286.20</text:p>
          </table:table-cell>
          <table:table-cell table:style-name="ce5"/>
          <table:table-cell table:style-name="ce5" office:value-type="float" office:value="252.214869" calcext:value-type="float">
            <text:p>252.21</text:p>
          </table:table-cell>
          <table:table-cell table:style-name="ce5" table:formula="of:=(9*6000000+6*16000000)*50000*8*0.000001/[.E27]" office:value-type="float" office:value="237892.398009255" calcext:value-type="float">
            <text:p>237,892.40</text:p>
          </table:table-cell>
          <table:table-cell table:style-name="ce5" table:formula="of:=6000000*50000*8*0.000001/[.C45]" office:value-type="float" office:value="32.8650519884041" calcext:value-type="float">
            <text:p>32.87</text:p>
          </table:table-cell>
          <table:table-cell table:style-name="ce5" office:value-type="float" office:value="33.988205" calcext:value-type="float">
            <text:p>33.99</text:p>
          </table:table-cell>
          <table:table-cell table:style-name="ce1" table:formula="of:=[.C2]*50000*8*0.000001/[.H27]" office:value-type="float" office:value="70612.731681476" calcext:value-type="float">
            <text:p>70612.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5" office:value-type="float" office:value="285.658824" calcext:value-type="float">
            <text:p>285.66</text:p>
          </table:table-cell>
          <table:table-cell table:style-name="ce5"/>
          <table:table-cell table:style-name="ce5" office:value-type="float" office:value="252.921134" calcext:value-type="float">
            <text:p>252.92</text:p>
          </table:table-cell>
          <table:table-cell table:style-name="ce5" table:formula="of:=(9*6000000+6*16000000)*50000*8*0.000001/[.E28]" office:value-type="float" office:value="237228.099728511" calcext:value-type="float">
            <text:p>237,228.10</text:p>
          </table:table-cell>
          <table:table-cell table:style-name="ce5" table:formula="of:=6000000*50000*8*0.000001/[.C46]" office:value-type="float" office:value="32.5290965992185" calcext:value-type="float">
            <text:p>32.53</text:p>
          </table:table-cell>
          <table:table-cell table:style-name="ce5" office:value-type="float" office:value="32.737689" calcext:value-type="float">
            <text:p>32.74</text:p>
          </table:table-cell>
          <table:table-cell table:style-name="ce1" table:formula="of:=[.C2]*50000*8*0.000001/[.H28]" office:value-type="float" office:value="73310.0005928946" calcext:value-type="float">
            <text:p>73310.0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add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 office:value-type="string" calcext:value-type="string">
            <text:p>2*edg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office:value-type="float" office:value="12186.7" calcext:value-type="float">
            <text:p>12186.7</text:p>
          </table:table-cell>
          <table:table-cell table:number-columns-repeated="5"/>
          <table:table-cell table:style-name="Default"/>
          <table:table-cell office:value-type="float" office:value="243" calcext:value-type="float">
            <text:p>243</text:p>
          </table:table-cell>
          <table:table-cell office:value-type="string" calcext:value-type="string">
            <text:p>4*edge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office:value-type="float" office:value="24031.7" calcext:value-type="float">
            <text:p>24031.7</text:p>
          </table:table-cell>
          <table:table-cell table:number-columns-repeated="5"/>
          <table:table-cell table:style-name="Default"/>
          <table:table-cell office:value-type="float" office:value="246" calcext:value-type="float">
            <text:p>246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office:value-type="float" office:value="36747.8" calcext:value-type="float">
            <text:p>36747.8</text:p>
          </table:table-cell>
          <table:table-cell table:number-columns-repeated="5"/>
          <table:table-cell table:style-name="Default"/>
          <table:table-cell office:value-type="float" office:value="248" calcext:value-type="float">
            <text:p>248</text:p>
          </table:table-cell>
          <table:table-cell office:value-type="string" calcext:value-type="string">
            <text:p>nod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office:value-type="float" office:value="48412.3" calcext:value-type="float">
            <text:p>48412.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office:value-type="float" office:value="53998.1" calcext:value-type="float">
            <text:p>53998.1</text:p>
          </table:table-cell>
          <table:table-cell table:number-columns-repeated="6"/>
          <table:table-cell office:value-type="float" office:value="252" calcext:value-type="float">
            <text:p>252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office:value-type="float" office:value="56911.1" calcext:value-type="float">
            <text:p>56911.1</text:p>
          </table:table-cell>
          <table:table-cell table:number-columns-repeated="6"/>
          <table:table-cell office:value-type="float" office:value="253" calcext:value-type="float">
            <text:p>253</text:p>
          </table:table-cell>
          <table:table-cell office:value-type="string" calcext:value-type="string">
            <text:p>Nodes*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office:value-type="float" office:value="59765.7" calcext:value-type="float">
            <text:p>59765.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office:value-type="float" office:value="63738.4" calcext:value-type="float">
            <text:p>63738.4</text:p>
          </table:table-cell>
          <table:table-cell table:number-columns-repeated="7"/>
          <table:table-cell office:value-type="string" calcext:value-type="string">
            <text:p>9*nod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office:value-type="float" office:value="66878.4" calcext:value-type="float">
            <text:p>66878.4</text:p>
          </table:table-cell>
          <table:table-cell table:number-columns-repeated="7"/>
          <table:table-cell office:value-type="string" calcext:value-type="string">
            <text:p>6*edges*nod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office:value-type="float" office:value="70249.5" calcext:value-type="float">
            <text:p>70249.5</text:p>
          </table:table-cell>
          <table:table-cell table:number-columns-repeated="7"/>
          <table:table-cell table:style-name="ce5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office:value-type="float" office:value="70420.5" calcext:value-type="float">
            <text:p>70420.5</text:p>
          </table:table-cell>
          <table:table-cell table:number-columns-repeated="7"/>
          <table:table-cell table:style-name="ce5"/>
          <table:table-cell/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office:value-type="float" office:value="72481.2" calcext:value-type="float">
            <text:p>72481.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office:value-type="float" office:value="73053.9" calcext:value-type="float">
            <text:p>73053.9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office:value-type="float" office:value="72955" calcext:value-type="float">
            <text:p>7295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office:value-type="float" office:value="73025.9" calcext:value-type="float">
            <text:p>73025.9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office:value-type="float" office:value="73780.1" calcext:value-type="float">
            <text:p>73780.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5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VDIMM_090620" table:style-name="ta1"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</table:table>
      <table:table table:name="DRAM_190620" table:style-name="ta1">
        <table:table-column table:style-name="co5" table:number-columns-repeated="2" table:default-cell-style-name="Default"/>
        <table:table-column table:style-name="co15" table:default-cell-style-name="ce1"/>
        <table:table-column table:style-name="co5" table:number-columns-repeated="3" table:default-cell-style-name="Default"/>
        <table:table-column table:style-name="co5" table:default-cell-style-name="ce2"/>
        <table:table-column table:style-name="co5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RAM</text:p>
          </table:table-cell>
          <table:table-cell/>
          <table:table-cell table:style-name="Default"/>
          <table:table-cell office:value-type="string" calcext:value-type="string">
            <text:p>Measured time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table:style-name="Default"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9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2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4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2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50.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8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3.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8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NVDIMM_090620.A139:NVDIMM_090620.J25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6:44:53.482774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T2H31M4S</meta:editing-duration>
    <meta:editing-cycles>13</meta:editing-cycles>
    <meta:generator>LibreOffice/6.3.6.2$Linux_X86_64 LibreOffice_project/30$Build-2</meta:generator>
    <dc:date>2020-07-10T02:31:10.700837572</dc:date>
    <meta:print-date>2020-07-10T02:31:07.425539334</meta:print-date>
    <meta:document-statistic meta:table-count="3" meta:cell-count="2937" meta:object-count="0"/>
    <meta:template xlink:type="simple" xlink:actuate="onRequest" xlink:title="SveinGunnar" xlink:href="../../../../../Templates/SveinGunnar.ots" meta:date="2020-06-18T19:10:08.448216590"/>
  </office:meta>
</office:document-meta>
</file>